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officeooo:paragraph-rsid="00125667"/>
    </style:style>
    <style:style style:name="P2" style:family="paragraph" style:parent-style-name="Text_20_body" style:list-style-name="L1">
      <style:paragraph-properties fo:margin-left="0cm" fo:margin-right="0cm" fo:text-indent="0cm" style:auto-text-indent="false"/>
      <style:text-properties officeooo:paragraph-rsid="0014171a"/>
    </style:style>
    <style:style style:name="P3" style:family="paragraph" style:parent-style-name="Text_20_body" style:list-style-name="L2">
      <style:paragraph-properties fo:margin-left="0cm" fo:margin-right="0cm" fo:margin-top="0cm" fo:margin-bottom="0cm" style:contextual-spacing="false" fo:text-indent="0cm" style:auto-text-indent="false"/>
    </style:style>
    <style:style style:name="P4" style:family="paragraph" style:parent-style-name="Text_20_body" style:list-style-name="L3">
      <style:paragraph-properties fo:margin-left="0cm" fo:margin-right="0cm" fo:text-indent="0cm" style:auto-text-indent="false"/>
    </style:style>
    <style:style style:name="P5" style:family="paragraph" style:parent-style-name="Text_20_body" style:list-style-name="L4">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officeooo:rsid="00125667" officeooo:paragraph-rsid="00125667"/>
    </style:style>
    <style:style style:name="P9" style:family="paragraph" style:parent-style-name="Standard">
      <style:paragraph-properties fo:margin-left="0cm" fo:margin-right="0cm" fo:text-indent="0cm" style:auto-text-indent="false"/>
      <style:text-properties officeooo:rsid="00125667" officeooo:paragraph-rsid="0014786d"/>
    </style:style>
    <style:style style:name="P10" style:family="paragraph" style:parent-style-name="Text_20_body">
      <style:paragraph-properties fo:margin-left="0cm" fo:margin-right="0cm" fo:text-indent="0cm" style:auto-text-indent="false"/>
      <style:text-properties officeooo:rsid="00125667"/>
    </style:style>
    <style:style style:name="P11" style:family="paragraph" style:parent-style-name="Text_20_body">
      <style:paragraph-properties fo:margin-left="0cm" fo:margin-right="0cm" fo:text-indent="0cm" style:auto-text-indent="false"/>
      <style:text-properties officeooo:rsid="00125667" officeooo:paragraph-rsid="00125667"/>
    </style:style>
    <style:style style:name="P12" style:family="paragraph" style:parent-style-name="Text_20_body">
      <style:text-properties officeooo:rsid="00125667"/>
    </style:style>
    <style:style style:name="P13" style:family="paragraph" style:parent-style-name="Standard">
      <style:paragraph-properties fo:margin-left="0cm" fo:margin-right="0cm" fo:text-indent="0cm" style:auto-text-indent="false"/>
      <style:text-properties officeooo:rsid="0013eddf" officeooo:paragraph-rsid="0013eddf"/>
    </style:style>
    <style:style style:name="P14" style:family="paragraph" style:parent-style-name="Text_20_body">
      <style:paragraph-properties fo:margin-left="0cm" fo:margin-right="0cm" fo:text-indent="0cm" style:auto-text-indent="false"/>
      <style:text-properties officeooo:rsid="0013eddf" officeooo:paragraph-rsid="0013eddf"/>
    </style:style>
    <style:style style:name="P15" style:family="paragraph" style:parent-style-name="Text_20_body">
      <style:text-properties officeooo:rsid="0013eddf"/>
    </style:style>
    <style:style style:name="P16" style:family="paragraph" style:parent-style-name="Text_20_body">
      <style:paragraph-properties fo:margin-left="0cm" fo:margin-right="0cm" fo:text-indent="0cm" style:auto-text-indent="false"/>
      <style:text-properties officeooo:rsid="0013eddf"/>
    </style:style>
    <style:style style:name="T1" style:family="text">
      <style:text-properties officeooo:rsid="00125667"/>
    </style:style>
    <style:style style:name="T2" style:family="text">
      <style:text-properties officeooo:rsid="0013eddf"/>
    </style:style>
    <style:style style:name="T3" style:family="text">
      <style:text-properties officeooo:rsid="0014171a"/>
    </style:style>
    <style:style style:name="T4" style:family="text">
      <style:text-properties officeooo:rsid="0014786d"/>
    </style:style>
    <style:style style:name="T5" style:family="text">
      <style:text-properties fo:font-style="italic"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seconds! tiene lugar en los Estados Unidos durante la década de 1950, <text:span text:style-name="T1">este</text:span> sigue a la familia McDoodle (Ted, Dolores, Mary Jane y Timmy) mientras intentan sobrevivir a los efectos de un apocalipsis nuclear durante el mayor tiempo posible, consiste en controlar <text:a xlink:type="simple" xlink:href="https://60seconds-fandom-com.translate.goog/wiki/Ted?_x_tr_sl=en&amp;_x_tr_tl=es&amp;_x_tr_hl=es&amp;_x_tr_pto=tc" text:style-name="Internet_20_link" text:visited-style-name="Visited_20_Internet_20_Link">a Ted</text:a> o <text:a xlink:type="simple" xlink:href="https://60seconds-fandom-com.translate.goog/wiki/Dolores?_x_tr_sl=en&amp;_x_tr_tl=es&amp;_x_tr_hl=es&amp;_x_tr_pto=tc" text:style-name="Internet_20_link" text:visited-style-name="Visited_20_Internet_20_Link">Dolores</text:a> para recolectar suministros <text:span text:style-name="T2">como sopa y agua </text:span>en los 60 segundos permitidos. <text:span text:style-name="T2">M</text:span>ientras la familia sobrevive <text:span text:style-name="T2">en el bunker</text:span>, <text:span text:style-name="T2">se encuentra con diversos personajes que pueden afectar el curso de la partida</text:span> como los hermanos gemelos de la ciudad de Hill Valley, <text:span text:style-name="T2">Agentes del gobierno, </text:span><text:span text:style-name="T3">gatos y hasta</text:span> asaltantes <text:span text:style-name="T3">que</text:span> pueden aparecer en la puerta del refugio, obligándolos a defenderse. <text:span text:style-name="T3">Dependiendo de como se interactué con estos personajes, se puede desbloquear distintos finales.</text:span></text:p>
      <text:list text:style-name="L1">
        <text:list-header>
          <text:p text:style-name="P2">Los agentes proporcionan a la familia un <text:a xlink:type="simple" xlink:href="https://60seconds-fandom-com.translate.goog/wiki/Presidential_Bunker?_x_tr_sl=en&amp;_x_tr_tl=es&amp;_x_tr_hl=es&amp;_x_tr_pto=tc" text:style-name="Internet_20_link" text:visited-style-name="Visited_20_Internet_20_Link">refugio presidencial</text:a> donde vivirán en paz con recursos ilimitados. La familia es rescatada por los soviéticos y se convierte en comunista. Este final solo se puede conseguir mediante el desafío "Cuenta atrás fina<text:span text:style-name="T3">l”</text:span></text:p>
        </text:list-header>
      </text:list>
      <text:list text:style-name="L2">
        <text:list-header>
          <text:p text:style-name="P3">El ejército salva a la familia. Para obtener este final, el jugador debe interactuar con la radio para iniciarlo. Mientras el jugador tenga una radio, el ejército le proporcionará tareas para completar. </text:p>
          <text:p text:style-name="P3"/>
        </text:list-header>
      </text:list>
      <text:list text:style-name="L3">
        <text:list-header>
          <text:p text:style-name="P4">Los hermanos salvan a la familia. Para obtener este final, el jugador debe contestar el teléfono cercano para comenzar. Luego, los hermanos le proporcionarán tareas. Este final se bloqueará si el jugador realiza cualquier evento que resulte en el grafiti de la mano roja (asaltar a ancianos, matar al vecino, etc.).</text:p>
          <text:p text:style-name="P4">Ningún personaje adulto está vivo. La muerte puede deberse a diversas causas, pero ejemplos notables incluyen hambre, sed, locura, enfermedad, lesiones o desapariciones durante una expedición. </text:p>
        </text:list-header>
      </text:list>
      <text:list text:style-name="L4">
        <text:list-header>
          <text:p text:style-name="P5">Los bandidos invaden el búnker. Se incitan a la invasión por hurgar demasiado. Los bandidos atacarán el búnker (lo que provocará un escenario con el hacha, la pistola, el candado o la armónica) o golpearán la puerta. </text:p>
        </text:list-header>
      </text:list>
      <text:p text:style-name="P6"/>
      <text:p text:style-name="P7"/>
      <text:p text:style-name="P8"/>
      <text:p text:style-name="P8"/>
      <text:p text:style-name="P9">THE FOREST. , el jugador <text:span text:style-name="T4">tiene el objetivo de</text:span> sobrevivir y rescatar a su hijo desaparecido, después de que el avión en el que viajaban se estrellara en una isla llena de nativos mutantes y caníbales, que habitan en cuevas profundas debajo de la península y en poblados sobre su superficie</text:p>
      <text:p text:style-name="P10">el jugador dispone de un libro de supervivencia que lo guiará para sobrevivir mediante la creación de un refugio, armas y otras herramientas de supervivencia. Se podrán encontrar armas como una hacha vieja, un arco moderno o una pistola. <text:span text:style-name="T4">El juego</text:span> cuenta con un ciclo de día y noche. El jugador puede construir un refugio y trampas, cazar animales y recoger suministros durante el día, y defenderse de las criaturas mutantes por la noche. </text:p>
      <text:p text:style-name="P8">7 DAYS TO D<text:span text:style-name="T4">IE</text:span></text:p>
      <text:p text:style-name="P11">La historia se ambienta en un futuro próximo, donde una <text:a xlink:type="simple" xlink:href="https://es.wikipedia.org/wiki/Tercera_Guerra_Mundial" text:style-name="Internet_20_link" text:visited-style-name="Visited_20_Internet_20_Link">Tercera guerra mundial</text:a> ha dejado a la tierra en ruinas, los humanos están hundidos en odio y dolor. Muchos creían que todo esto ocurría por causa de la radiación, las armas bioquímicas o un acto de <text:a xlink:type="simple" xlink:href="https://es.wikipedia.org/wiki/Dios" text:style-name="Internet_20_link" text:visited-style-name="Visited_20_Internet_20_Link">Dios</text:a>, pero no era ninguna de las anteriores, sino que todo era a causa de un virus desconocido que pronto transformaría a los humanos supervivientes en un ejército de muertos vivientes, actuando como un ser de una sola mente. </text:p>
      <text:p text:style-name="P12"><text:soft-page-break/>El jugador toma el papel de un superviviente atrapado en un mundo salvaje infestado por zombis del condado Navezgane, Arizona: uno de los últimos verdaderos <text:a xlink:type="simple" xlink:href="https://es.wikipedia.org/wiki/Edén" text:style-name="Internet_20_link" text:visited-style-name="Visited_20_Internet_20_Link">Edén</text:a> en la tierra. </text:p>
      <text:p text:style-name="P13">ARK SURVIVAL</text:p>
      <text:p text:style-name="P14">En el juego, los jugadores deben sobrevivir en un mundo lleno de <text:a xlink:type="simple" xlink:href="https://es.wikipedia.org/wiki/Dinosauria" text:style-name="Internet_20_link" text:visited-style-name="Visited_20_Internet_20_Link">dinosaurios</text:a> y otros animales prehistóricos, además de entes tecnológicos altamente desarrollados los cuales serán tratados en profundidad durante las numerosas batallas con los jefes encontrados a lo largo del juego, que deambulan por el mapa, peligros naturales y otros jugadores potencialmente hostiles. Hay variedades de frutas, verduras y alimentos que se pueden usar para saciar el hambre, crear narcóticos para domesticar animales salvajes o para crear cultivos propios más beneficiosos que las plantas silvestres. </text:p>
      <text:p text:style-name="P15">Se puede jugar en <text:a xlink:type="simple" xlink:href="https://es.wikipedia.org/wiki/Primera_persona_(videojuegos)" text:style-name="Internet_20_link" text:visited-style-name="Visited_20_Internet_20_Link">primera</text:a> o <text:a xlink:type="simple" xlink:href="https://es.wikipedia.org/wiki/Tercera_persona_(videojuegos)" text:style-name="Internet_20_link" text:visited-style-name="Visited_20_Internet_20_Link">tercera persona</text:a> o en <text:a xlink:type="simple" xlink:href="https://es.wikipedia.org/w/index.php?title=Cámara_libre&amp;action=edit&amp;redlink=1" text:style-name="Internet_20_link" text:visited-style-name="Visited_20_Internet_20_Link">cámara libre</text:a>, cambiando entre estos modos mediante el menú interactivo. El mundo se puede recorrer a pie, navegando en barca, montando un <text:a xlink:type="simple" xlink:href="https://es.wikipedia.org/wiki/Dinosauria" text:style-name="Internet_20_link" text:visited-style-name="Visited_20_Internet_20_Link">dinosaurio</text:a> o en uno de los muchos métodos de transporte que aprenderás a hacer a medida que subes de nivel. </text:p>
      <text:p text:style-name="P15">Los jugadores pueden usar armas de fuego, armas improvisadas y numerosas trampas en contra criaturas hostiles, con la posibilidad de construir bases con total libertad para defenderse con grandes muros o instrumentos defensivos. </text:p>
      <text:p text:style-name="P13"/>
      <text:p text:style-name="P13">RUST</text:p>
      <text:p text:style-name="P13">Los jugadores deben recoger recursos para sobrevivir y fabricar objetos dentro del juego, a excepción del equipamiento inicial con el que se empieza, que incluye una roca y una antorcha (ocasionalmente, en algunos servidores, especialmente en los modificados, se otorga equipamiento adicional como armas de fuego, ropa y suministros). Los jugadores recolectan recursos como tela, comida, madera, chatarra y piedra, que pueden ser obtenidos cortando árboles, cazando animales, saqueando monumentos, entre otros métodos. Hay una lista inicial de fabricación de objetos, como armas, ropa y materiales de construcción, y, a medida que se progresa en el juego, se pueden conseguir planos u objetos más avanzados para construir elementos como torretas, puertas blindadas, fusiles, francotiradores, armas automáticas, lanzacohetes y C4. Estos pueden encontrarse en cajas (con forma de <text:a xlink:type="simple" xlink:href="https://es.wikipedia.org/wiki/Cubo" text:style-name="Internet_20_link" text:visited-style-name="Visited_20_Internet_20_Link">cubo</text:a>), personajes muertos (o casi) o investigando objetos encontrados en las bases de otros jugadores. Algunos servidores incluyen modificaciones que facilitan el inicio del juego, como duplicar la cantidad de recursos obtenidos al minar menas de piedra o reducir en un 50% el mantenimiento de una base. A medida que avances, podrás conseguir componentes con los cuales crear nuevos objetos que los requieran.</text:p>
      <text:p text:style-name="P13"/>
      <text:p text:style-name="P13"/>
      <text:p text:style-name="P13">RAFT</text:p>
      <text:p text:style-name="P14">El juego se juega desde la perspectiva en primera persona y en tercera persona y se puede jugar ya sea en el modo <text:a xlink:type="simple" xlink:href="https://en.wikipedia.org/wiki/Single-player_video_game" text:style-name="Internet_20_link" text:visited-style-name="Visited_20_Internet_20_Link">de un solo jugador</text:a> o <text:a xlink:type="simple" xlink:href="https://en.wikipedia.org/wiki/Multiplayer_video_game" text:style-name="Internet_20_link" text:visited-style-name="Visited_20_Internet_20_Link">multijugador</text:a>. Con este último, el servidor es proporcionado automáticamente por el juego y el juego tiene lugar en <text:a xlink:type="simple" xlink:href="https://en.wikipedia.org/wiki/Cooperative_video_game" text:style-name="Internet_20_link" text:visited-style-name="Visited_20_Internet_20_Link">modo cooperativo</text:a>. </text:p>
      <text:p text:style-name="P15">Después de la creación de un mundo, el <text:a xlink:type="simple" xlink:href="https://en.wikipedia.org/wiki/Player_character" text:style-name="Internet_20_link" text:visited-style-name="Visited_20_Internet_20_Link">jugador</text:a> comienza en una <text:a xlink:type="simple" xlink:href="https://en.wikipedia.org/wiki/Raft" text:style-name="Internet_20_link" text:visited-style-name="Visited_20_Internet_20_Link">balsa</text:a> de 2x2 en medio de un océano. El jugador comienza sólo con un gancho que pueden apuntar y tirar para atrapar barriles, madera, <text:a xlink:type="simple" xlink:href="https://en.wikipedia.org/wiki/Palm_branch" text:style-name="Internet_20_link" text:visited-style-name="Visited_20_Internet_20_Link">frondas</text:a> de <text:a xlink:type="simple" xlink:href="https://en.wikipedia.org/wiki/Palm_branch" text:style-name="Internet_20_link" text:visited-style-name="Visited_20_Internet_20_Link">palma</text:a>, plástico, cajas y otros objetos fuera del agua. El jugador puede salir de la balsa y recoger las cosas mientras nada, pero debe tener cuidado ya que la balsa siempre se mueve debido a la <text:a xlink:type="simple" xlink:href="https://en.wikipedia.org/wiki/Ocean_current" text:style-name="Internet_20_link" text:visited-style-name="Visited_20_Internet_20_Link">corriente</text:a> continua <text:a xlink:type="simple" xlink:href="https://en.wikipedia.org/wiki/Ocean_current" text:style-name="Internet_20_link" text:visited-style-name="Visited_20_Internet_20_Link">del océano</text:a>. El jugador también puede ser atacado o asesinado por <text:a xlink:type="simple" xlink:href="https://en.wikipedia.org/wiki/Shark" text:style-name="Internet_20_link" text:visited-style-name="Visited_20_Internet_20_Link">tiburones</text:a> que siempre están nadando alrededor de la balsa. Estos tiburones también atacarán ocasionalmente esquinas de la balsa, destruyendo partes de ella. Utilizando un sistema <text:a xlink:type="simple" xlink:href="https://en.wikipedia.org/wiki/Craft" text:style-name="Internet_20_link" text:visited-style-name="Visited_20_Internet_20_Link">de <text:soft-page-break/>elaboración</text:a>, el jugador puede utilizar los materiales recogidos para ensamblar e investigar nuevos <text:a xlink:type="simple" xlink:href="https://en.wikipedia.org/wiki/Item_(game_terminology)" text:style-name="Internet_20_link" text:visited-style-name="Visited_20_Internet_20_Link">elementos</text:a> y para expandir y mejorar la balsa. Por ejemplo, se pueden fabricar herramientas, armas y <text:a xlink:type="simple" xlink:href="https://en.wikipedia.org/wiki/Net_(device)" text:style-name="Internet_20_link" text:visited-style-name="Visited_20_Internet_20_Link">redes</text:a>, y se puede hacer un volante. Estos se pueden utilizar para controlar y guiar la balsa, aumentar el tamaño y la estabilidad de la balsa, y defender la balsa de los tiburones. </text:p>
      <text:p text:style-name="P16">El jugador también necesita manejar necesidades básicas como el hambre y la sed al atrapar o cultivar alimentos y purificar agua para beber. Sin embargo, cuando cultiva alimentos, el jugador debe proteger la comida de las gaviotas. Uno puede hacerlo matando o ahuyentando la gaviota. Durante el juego, la balsa puede pasar por islas que el jugador puede explorar para obtener artículos y recursos especiales. El jugador también puede <text:a xlink:type="simple" xlink:href="https://en.wikipedia.org/wiki/Underwater_diving" text:style-name="Internet_20_link" text:visited-style-name="Visited_20_Internet_20_Link">bucear</text:a> en <text:a xlink:type="simple" xlink:href="https://en.wikipedia.org/wiki/Coastal_region" text:style-name="Internet_20_link" text:visited-style-name="Visited_20_Internet_20_Link">las regiones costeras</text:a> y recoger artículos especiales.</text:p>
      <text:p text:style-name="P13"><text:span text:style-name="T5">Subnautica</text:span> es un juego de <text:a xlink:type="simple" xlink:href="https://es.wikipedia.org/wiki/Acción-aventura" text:style-name="Internet_20_link" text:visited-style-name="Visited_20_Internet_20_Link">acción-aventura</text:a> y <text:a xlink:type="simple" xlink:href="https://es.wikipedia.org/wiki/Videojuego_de_supervivencia" text:style-name="Internet_20_link" text:visited-style-name="Visited_20_Internet_20_Link">supervivencia</text:a> desarrollado y publicado por <text:a xlink:type="simple" xlink:href="https://es.wikipedia.org/wiki/Unknown_Worlds_Entertainment" text:style-name="Internet_20_link" text:visited-style-name="Visited_20_Internet_20_Link">Unknown Worlds Entertainment</text:a>. Permite al jugador explorar libremente un planeta oceánico alienígena, conocido como 4546B, recolectando recursos para sobrevivir, desarrollando una historia a lo largo del juego</text:p>
      <text:p text:style-name="P13">Subnautica es un juego de supervivencia y aventura ambientado en un mundo abierto y jugado desde una perspectiva en primera persona. El jugador controla al único superviviente de una nave espacial estrellada, llamada Aurora, en el ficticio planeta oceánico 4546B. Ayudado de su <text:a xlink:type="simple" xlink:href="https://subnautica.fandom.com/es/wiki/PDA" text:style-name="Internet_20_link" text:visited-style-name="Visited_20_Internet_20_Link">PDA</text:a> (por sus siglas en inglés: Personal Digital Assistant), el jugador deberá explorar el mundo del juego y sobrevivir a los peligros del planeta mientras que al mismo tiempo sigue la historia del juego. Subnautica le permite al jugador recolectar recursos, construir herramientas, bases e interactuar con la vida salvaje del planeta. El juego incluye un ciclo diurno y nocturno que afecta la jugabilidad y el entorno. Se desarrolla casi por completo bajo el agua, salvo por un par de zonas. </text:p>
      <text:p text:style-name="P13"/>
      <text:p text:style-name="P13">Dont Starve</text:p>
      <text:p text:style-name="P13">El juego sigue la historia de un científico (Wilson) que se encuentra en un mundo oscuro y tenebroso en el que debe sobrevivir el mayor tiempo posible. El jugador debe mantenerlo en buen estado de salud, lleno y mentalmente estable mientras evita a los enemigos surrealistas y sobrenaturales que tratarán de matarlo y comérselo.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1T16:19:42.230989201</meta:creation-date>
    <dc:date>2025-07-01T17:13:00.626206520</dc:date>
    <meta:editing-duration>PT5M37S</meta:editing-duration>
    <meta:editing-cycles>1</meta:editing-cycles>
    <meta:generator>LibreOffice/25.2.3.2$Linux_X86_64 LibreOffice_project/520$Build-2</meta:generator>
    <meta:document-statistic meta:table-count="0" meta:image-count="0" meta:object-count="0" meta:page-count="3" meta:paragraph-count="26" meta:word-count="1438" meta:character-count="8965" meta:non-whitespace-character-count="7543"/>
  </office:meta>
</office:document-meta>
</file>